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apport Bankapplikation</text:h>
      <text:h text:style-name="Heading_20_1" text:outline-level="1">Introduktion</text:h>
      <text:p text:style-name="Text_20_body"/>
      <text:p text:style-name="Text_20_body"/>
      <text:p text:style-name="Text_20_body"/>
      <text:h text:style-name="Heading_20_1" text:outline-level="1">Analys och design </text:h>
      <text:p text:style-name="Text_20_body"/>
      <text:p text:style-name="Text_20_body"/>
      <text:p text:style-name="Text_20_body"/>
      <text:h text:style-name="Heading_20_1" text:outline-level="1">Implementation</text:h>
      <text:p text:style-name="Text_20_body"/>
      <text:p text:style-name="Text_20_body"/>
      <text:h text:style-name="Heading_20_1" text:outline-level="1">Slutsat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TECKNINGAR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ag började med att skapa klasserna som instruerat i uppgiftsbeskrivningen och att definiera de variabler som behövdes i varje klass. </text:p>
      <text:p text:style-name="Standard"/>
      <text:p text:style-name="Standard">Första funktionen som skapades var withdraw funktionen. </text:p>
      <text:p text:style-name="Standard"/>
      <text:p text:style-name="Standard">För att hitta rätt konto i listan med hjälp av de tilldelade ID-numren användes lambda-expression, dessa beskrivs i referensliteratur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akim S</meta:initial-creator>
    <meta:creation-date>2017-10-10T17:03:47.04</meta:creation-date>
    <meta:generator>OpenOffice/4.1.2$Win32 OpenOffice.org_project/412m3$Build-9782</meta:generator>
    <dc:date>2017-10-22T15:01:36.39</dc:date>
    <dc:creator>Joakim S</dc:creator>
    <meta:editing-duration>P3DT8H13M55S</meta:editing-duration>
    <meta:editing-cycles>3</meta:editing-cycles>
    <meta:document-statistic meta:table-count="0" meta:image-count="0" meta:object-count="0" meta:page-count="1" meta:paragraph-count="9" meta:word-count="55" meta:character-count="415"/>
  </office:meta>
</office:document-meta>
</file>